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147b" officeooo:paragraph-rsid="000a147b"/>
    </style:style>
    <style:style style:name="T1" style:family="text">
      <style:text-properties officeooo:rsid="000c88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eeeeeeeeee7jhy6y8h</text:span>aaaaaaaaaaaaaaaaaaaaaaaaaaaaaaaaaaaaaaaaaaaaaaaaa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5T09:19:51.242000000</meta:creation-date>
    <dc:date>2023-04-15T11:55:17.241000000</dc:date>
    <meta:editing-duration>PT33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1" meta:character-count="69" meta:non-whitespace-character-count="69"/>
  </office:meta>
</office:document-meta>
</file>